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 New" svg:font-family="'TH Sarabun New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TH Sarabun New" fo:font-size="15pt" fo:font-weight="bold" style:font-size-asian="15pt" style:font-weight-asian="bold" style:font-name-complex="TH Sarabun New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2.01pt"/>
    </style:style>
    <style:style style:name="ce3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2.01pt"/>
    </style:style>
    <style:style style:name="ce7" style:family="table-cell" style:parent-style-name="Default">
      <style:text-properties style:font-name="TH Sarabun New" fo:font-size="15pt" style:font-size-asian="15pt" style:font-name-complex="TH Sarabun New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" office:value-type="string" calcext:value-type="string">
            <text:p>หนึ่ง</text:p>
          </table:table-cell>
          <table:table-cell table:style-name="ce4" office:value-type="string" calcext:value-type="string">
            <text:p>สอง</text:p>
          </table:table-cell>
          <table:table-cell table:style-name="ce4" office:value-type="string" calcext:value-type="string">
            <text:p>สาม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7"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.00</text:p>
          </table:table-cell>
          <table:table-cell office:value-type="float" office:value="25" calcext:value-type="float">
            <text:p>25.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 New" svg:font-family="'TH Sarabun New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ustom header</text:p>
      </style:header>
      <style:header-left style:display="false"/>
      <style:footer>
        <text:p>custom footer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9:59:49.464874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09:33:48.593020695</meta:creation-date>
    <dc:date>2019-08-08T20:00:30.643829642</dc:date>
    <meta:editing-duration>PT3M32S</meta:editing-duration>
    <meta:editing-cycles>8</meta:editing-cycles>
    <meta:generator>LibreOffice/6.2.4.2$MacOSX_X86_64 LibreOffice_project/2412653d852ce75f65fbfa83fb7e7b669a126d64</meta:generator>
    <meta:document-statistic meta:table-count="1" meta:cell-count="21" meta:object-count="0"/>
  </office:meta>
</office:document-meta>
</file>